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T2" style:parent-style-name="Hyperlink" style:family="text">
      <style:text-properties fo:language="ru" fo:country="RU"/>
    </style:style>
    <style:style style:name="P3" style:parent-style-name="Standard" style:family="paragraph">
      <style:text-properties fo:language="ru" fo:country="RU"/>
    </style:style>
  </office:automatic-styles>
  <office:body>
    <office:text text:use-soft-page-breaks="true">
      <text:p text:style-name="P1">Ссылка на дашборд для проекта по спринту №9:</text:p>
      <text:p text:style-name="Standard"><text:a xlink:href="https://public.tableau.com/app/profile/ann.zh5606/viz/Sprint9_v6/sheet4?publish=yes" office:target-frame-name="_top" xlink:show="replace"><text:span text:style-name="T2">https://public.tableau.com/app/profile/ann.zh5606/viz/Sprint9_v6/sheet4?publish=yes</text:span></text:a>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09-04-16T11:32:00Z</meta:creation-date>
    <dc:date>2022-10-27T07:19:00Z</dc:date>
    <meta:template xlink:href="Normal" xlink:type="simple"/>
    <meta:editing-cycles>4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4" meta:character-count="229" meta:row-count="1" meta:non-whitespace-character-count="196"/>
  </office:meta>
</office:document-meta>
</file>